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svg:stroke-color="#ff3333" draw:marker-start-width="0.321cm" draw:marker-end="Line_20_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66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ccff99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ccffcc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36pt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18pt" style:font-size-asian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top="0.205cm" fo:margin-bottom="0.205cm" fo:text-align="center"/>
      <style:text-properties fo:font-size="12pt"/>
    </style:style>
    <style:style style:name="P9" style:family="paragraph">
      <style:paragraph-properties fo:margin-top="0.205cm" fo:margin-bottom="0.205cm" fo:text-align="center"/>
      <style:text-properties fo:font-size="12pt" style:font-size-asian="12pt" style:font-size-complex="12pt"/>
    </style:style>
    <style:style style:name="P10" style:family="paragraph">
      <style:paragraph-properties fo:margin-top="0.102cm" fo:margin-bottom="0.102cm" fo:text-align="start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top="0.205cm" fo:margin-bottom="0.205cm" fo:text-align="center"/>
      <style:text-properties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7.2cm" svg:height="2.2cm" svg:x="6.9cm" svg:y="13.75cm">
          <text:p text:style-name="P1"><text:span text:style-name="T1">Event</text:span></text:p>
        </draw:rect>
      </draw:page>
      <draw:page draw:name="page2" draw:style-name="dp1" draw:master-page-name="預設">
        <draw:custom-shape draw:style-name="gr2" draw:text-style-name="P3" draw:layer="layout" svg:width="6.9cm" svg:height="1cm" svg:x="0.004cm" svg:y="0.004cm">
          <text:p text:style-name="P3"><text:span text:style-name="T2">Events </text:span><text:span text:style-name="T2">舊的機制</text:span></text:p>
          <draw:enhanced-geometry svg:viewBox="0 0 21600 21600" draw:text-areas="0 0 21600 21600" draw:type="pentagon-right" draw:modifiers="20121.42033072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4.9cm" svg:height="1cm" svg:x="0.501cm" svg:y="4.101cm">
          <text:p text:style-name="P4"><text:span text:style-name="T3">listenTo</text:span></text:p>
          <draw:enhanced-geometry svg:viewBox="0 0 21600 21600" draw:glue-points="10800 0 0 10800 10800 21600 21600 10800" draw:text-areas="?f3 ?f3 ?f4 ?f4" draw:type="hexagon" draw:modifiers="2847.092430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1" draw:id="id1" draw:layer="layout" svg:width="1.4cm" svg:height="1.4cm" svg:x="2.201cm" svg:y="6.001cm">
          <text:p text:style-name="P4"><text:span text:style-name="T3">A</text:span></text:p>
          <text:p text:style-name="P4"><text:span text:style-name="T3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4cm" svg:height="1.4cm" svg:x="10.601cm" svg:y="6.001cm">
          <text:p text:style-name="P4"><text:span text:style-name="T3">B</text:span></text:p>
          <text:p text:style-name="P4"><text:span text:style-name="T3">listening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3.601cm" svg:y1="6.701cm" svg:x2="10.601cm" svg:y2="6.701cm" draw:start-shape="id1" draw:start-glue-point="10" draw:end-shape="id2" draw:end-glue-point="6" svg:d="M3601 6701h7000">
          <text:p text:style-name="P5"/>
          <text:p text:style-name="P5"/>
          <text:p text:style-name="P5">A 監聽 B</text:p>
          <text:p text:style-name="P5"><text:span text:style-name="T4">A.listenTo(B, 'change,fun)</text:span></text:p>
        </draw:connector>
        <draw:rect draw:style-name="gr6" draw:text-style-name="P7" xml:id="id4" draw:id="id4" draw:layer="layout" svg:width="4.5cm" svg:height="0.9cm" svg:x="4.201cm" svg:y="9.101cm">
          <text:p text:style-name="P6"><text:span text:style-name="T4">.</text:span><text:span text:style-name="T5">_bc_listenId </text:span><text:span text:style-name="T4">= </text:span><text:span text:style-name="T6">13</text:span></text:p>
        </draw:rect>
        <draw:rect draw:style-name="gr6" draw:text-style-name="P7" xml:id="id3" draw:id="id3" draw:layer="layout" svg:width="5.199cm" svg:height="0.9cm" svg:x="12.701cm" svg:y="9.101cm">
          <text:p text:style-name="P6"><text:span text:style-name="T4">.</text:span><text:span text:style-name="T5">_bc_listenId</text:span><text:span text:style-name="T4"> = </text:span><text:span text:style-name="T6">12</text:span></text:p>
        </draw:rect>
        <draw:connector draw:style-name="gr7" draw:text-style-name="P5" draw:layer="layout" svg:x1="11.301cm" svg:y1="7.401cm" svg:x2="12.701cm" svg:y2="9.551cm" draw:start-shape="id2" draw:start-glue-point="8" draw:end-shape="id3" draw:end-glue-point="3" svg:d="M11301 7401v2150h1400">
          <text:p/>
        </draw:connector>
        <draw:connector draw:style-name="gr7" draw:text-style-name="P5" draw:layer="layout" svg:x1="2.901cm" svg:y1="7.401cm" svg:x2="4.201cm" svg:y2="9.551cm" draw:start-shape="id1" draw:start-glue-point="8" draw:end-shape="id4" draw:end-glue-point="3" svg:d="M2901 7401v2150h1300">
          <text:p/>
        </draw:connector>
        <draw:rect draw:style-name="gr8" draw:text-style-name="P9" xml:id="id6" draw:id="id6" draw:layer="layout" svg:width="5.199cm" svg:height="2.35cm" svg:x="4.201cm" svg:y="10.951cm">
          <text:p text:style-name="P8"><text:span text:style-name="T4">._bc_listeningTo =</text:span></text:p>
          <text:p text:style-name="P8"><text:span text:style-name="T4">{</text:span><text:span text:style-name="T7">12</text:span><text:span text:style-name="T4">: <text:s text:c="13"/>}</text:span><text:span text:style-name="T4"><text:line-break/></text:span><text:span text:style-name="T4"/></text:p>
        </draw:rect>
        <draw:rect draw:style-name="gr8" draw:text-style-name="P9" xml:id="id5" draw:id="id5" draw:layer="layout" svg:width="5.199cm" svg:height="2.35cm" svg:x="12.701cm" svg:y="10.951cm">
          <text:p text:style-name="P8"><text:span text:style-name="T4">._bc_listeners =</text:span></text:p>
          <text:p text:style-name="P8"><text:span text:style-name="T4">{</text:span><text:span text:style-name="T7">13</text:span><text:span text:style-name="T4">: <text:s text:c="13"/>}</text:span></text:p>
        </draw:rect>
        <draw:connector draw:style-name="gr7" draw:text-style-name="P5" draw:layer="layout" svg:x1="11.301cm" svg:y1="7.401cm" svg:x2="12.701cm" svg:y2="12.126cm" draw:start-shape="id2" draw:start-glue-point="8" draw:end-shape="id5" draw:end-glue-point="3" svg:d="M11301 7401v4725h1400">
          <text:p/>
        </draw:connector>
        <draw:connector draw:style-name="gr7" draw:text-style-name="P5" draw:layer="layout" svg:x1="2.901cm" svg:y1="7.401cm" svg:x2="4.201cm" svg:y2="12.126cm" draw:start-shape="id1" draw:start-glue-point="8" draw:end-shape="id6" draw:end-glue-point="3" svg:d="M2901 7401v4725h1300">
          <text:p/>
        </draw:connector>
        <draw:custom-shape draw:style-name="gr9" draw:text-style-name="P10" xml:id="id8" draw:id="id8" draw:layer="layout" svg:width="8.3cm" svg:height="5.9cm" svg:x="1.3cm" svg:y="18.5cm">
          <text:p text:style-name="P10"><text:span text:style-name="T8">橋接資訊</text:span></text:p>
          <text:p text:style-name="P10"><text:span text:style-name="T9">listenInfo</text:span></text:p>
          <text:p text:style-name="P10"><text:span text:style-name="T5">{</text:span></text:p>
          <text:p text:style-name="P10"><text:span text:style-name="T5"><text:tab/></text:span><text:span text:style-name="T5">listener: {{</text:span><text:span text:style-name="T5">監聽者</text:span><text:span text:style-name="T5">}}</text:span></text:p>
          <text:p text:style-name="P10"><text:span text:style-name="T5"><text:tab/></text:span><text:span text:style-name="T5">listeningTo: {{</text:span><text:span text:style-name="T5">被監聽者</text:span><text:span text:style-name="T5">}}</text:span></text:p>
          <text:p text:style-name="P10"><text:span text:style-name="T5"><text:tab/></text:span><text:span text:style-name="T5">Count: </text:span><text:span text:style-name="T5">有多少次的事件連結</text:span></text:p>
          <text:p text:style-name="P10"><text:span text:style-name="T5"><text:s text:c="3"/></text:span><text:span text:style-name="T5">}</text:span></text:p>
          <draw:enhanced-geometry svg:viewBox="0 0 21600 21600" draw:path-stretchpoint-x="10800" draw:path-stretchpoint-y="10800" draw:text-areas="?f3 ?f4 ?f5 ?f6" draw:type="round-rectangle" draw:modifiers="2199.898322318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curve" svg:x1="7.1cm" svg:y1="12.5cm" svg:x2="5.45cm" svg:y2="18.5cm" draw:start-shape="id7" draw:start-glue-point="2" draw:end-shape="id8" svg:d="M7100 12500c0 4501-1650 1502-1650 6000">
          <text:p/>
        </draw:connector>
        <draw:connector draw:style-name="gr10" draw:text-style-name="P5" draw:layer="layout" draw:type="curve" svg:x1="15.701cm" svg:y1="12.701cm" svg:x2="5.45cm" svg:y2="18.5cm" draw:start-shape="id9" draw:start-glue-point="2" draw:end-shape="id8" svg:d="M15701 12701c0 4350-10251 1451-10251 5799">
          <text:p/>
        </draw:connector>
        <draw:rect draw:style-name="gr11" draw:text-style-name="P7" xml:id="id10" draw:id="id10" draw:layer="layout" svg:width="4.5cm" svg:height="0.9cm" svg:x="12.701cm" svg:y="16.201cm">
          <text:p text:style-name="P6"><text:span text:style-name="T4">.</text:span><text:span text:style-name="T5">_bc_events</text:span></text:p>
        </draw:rect>
        <draw:connector draw:style-name="gr7" draw:text-style-name="P5" draw:layer="layout" svg:x1="11.301cm" svg:y1="7.401cm" svg:x2="12.701cm" svg:y2="16.651cm" draw:start-shape="id2" draw:start-glue-point="8" draw:end-shape="id10" draw:end-glue-point="3" svg:d="M11301 7401v9250h1400">
          <text:p/>
        </draw:connector>
        <draw:custom-shape draw:style-name="gr9" draw:text-style-name="P11" xml:id="id11" draw:id="id11" draw:layer="layout" svg:width="6.6cm" svg:height="2.3cm" svg:x="11.9cm" svg:y="18.6cm">
          <text:p text:style-name="P11"><text:span text:style-name="T4"><text:s/></text:span><text:span text:style-name="T4">{</text:span></text:p>
          <text:p text:style-name="P11"><text:span text:style-name="T4"><text:tab/></text:span><text:span text:style-name="T4">change: [ <text:s text:c="25"/>]</text:span></text:p>
          <text:p text:style-name="P11"><text:span text:style-name="T4"><text:s text:c="3"/></text:span><text:span text:style-name="T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14.951cm" svg:y1="17.101cm" svg:x2="15.2cm" svg:y2="18.6cm" draw:start-shape="id10" draw:start-glue-point="2" draw:end-shape="id11" draw:end-glue-point="0" svg:d="M14951 17101c0 1125 249 376 249 1499">
          <text:p/>
        </draw:connector>
        <draw:custom-shape draw:style-name="gr9" draw:text-style-name="P10" xml:id="id14" draw:id="id14" draw:layer="layout" svg:width="7.301cm" svg:height="5.9cm" svg:x="11.9cm" svg:y="22.5cm">
          <text:p text:style-name="P10"><text:span text:style-name="T9">EventHandle</text:span><text:span text:style-name="T4"> </text:span></text:p>
          <text:p text:style-name="P10"><text:span text:style-name="T5">{</text:span></text:p>
          <text:p text:style-name="P10"><text:span text:style-name="T5"><text:tab/></text:span><text:span text:style-name="T5">callback: </text:span></text:p>
          <text:p text:style-name="P10"><text:span text:style-name="T5"><text:tab/></text:span><text:span text:style-name="T5">context: A</text:span></text:p>
          <text:p text:style-name="P10"><text:span text:style-name="T5"><text:tab/></text:span><text:span text:style-name="T5">listeningTo: {{</text:span><text:span text:style-name="T5">被監聽者</text:span><text:span text:style-name="T5">}}</text:span></text:p>
          <text:p text:style-name="P10"><text:span text:style-name="T5"><text:tab/></text:span><text:span text:style-name="T5">listener: {{</text:span><text:span text:style-name="T5">監聽者</text:span><text:span text:style-name="T5">}}</text:span></text:p>
          <text:p text:style-name="P10"><text:span text:style-name="T5"><text:tab/></text:span><text:span text:style-name="T10">listenInfo</text:span><text:span text:style-name="T5">: </text:span></text:p>
          <text:p text:style-name="P10"><text:span text:style-name="T5"><text:s text:c="3"/></text:span><text:span text:style-name="T5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16.75cm" svg:y1="27.499cm" svg:x2="5.45cm" svg:y2="24.4cm" draw:start-shape="id12" draw:start-glue-point="2" draw:end-shape="id8" draw:end-glue-point="2" svg:d="M16750 27499c0 753-11300 2302-11300-3099">
          <text:p/>
        </draw:connector>
        <draw:custom-shape draw:style-name="gr12" draw:text-style-name="P5" xml:id="id12" draw:id="id12" draw:layer="layout" svg:width="1.9cm" svg:height="0.6cm" svg:x="15.8cm" svg:y="26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3" draw:id="id13" draw:layer="layout" svg:width="1.2cm" svg:height="0.6cm" svg:x="15.4cm" svg:y="1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2cm" svg:height="0.6cm" svg:x="16.8cm" svg:y="1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16cm" svg:y1="20cm" svg:x2="15.55cm" svg:y2="22.5cm" draw:start-shape="id13" draw:start-glue-point="2" draw:end-shape="id14" svg:d="M16000 20000c0 1876-450 627-450 2500">
          <text:p/>
        </draw:connector>
        <draw:custom-shape draw:style-name="gr12" draw:text-style-name="P5" xml:id="id7" draw:id="id7" draw:layer="layout" svg:width="1.2cm" svg:height="0.6cm" svg:x="6.5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9" draw:id="id9" draw:layer="layout" svg:width="1.2cm" svg:height="0.6cm" svg:x="15.101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13" xml:id="id15" draw:id="id15" draw:layer="layout" svg:width="3.2cm" svg:height="1cm" svg:x="14.5cm" svg:y="2.5cm">
          <text:p text:style-name="P12"><text:span text:style-name="T5">_bc_events</text:span></text:p>
        </draw:rect>
        <draw:connector draw:style-name="gr7" draw:text-style-name="P5" draw:layer="layout" draw:type="curve" svg:x1="11.301cm" svg:y1="6.001cm" svg:x2="14.5cm" svg:y2="3cm" draw:start-shape="id2" draw:start-glue-point="4" draw:end-shape="id15" draw:end-glue-point="3" svg:d="M11301 6001c0-2001 1066-3001 3199-3001">
          <text:p/>
        </draw:connector>
        <draw:rect draw:style-name="gr13" draw:text-style-name="P13" xml:id="id16" draw:id="id16" draw:layer="layout" svg:width="3.2cm" svg:height="1cm" svg:x="14.5cm" svg:y="4.1cm">
          <text:p text:style-name="P12"><text:span text:style-name="T5">_bc_listenId</text:span></text:p>
        </draw:rect>
        <draw:connector draw:style-name="gr7" draw:text-style-name="P5" draw:layer="layout" draw:type="curve" svg:x1="11.301cm" svg:y1="6.001cm" svg:x2="14.5cm" svg:y2="4.6cm" draw:start-shape="id2" draw:start-glue-point="4" draw:end-shape="id16" draw:end-glue-point="3" svg:d="M11301 6001c0-934 1066-1401 3199-1401">
          <text:p/>
        </draw:connector>
      </draw:page>
      <draw:page draw:name="page3" draw:style-name="dp1" draw:master-page-name="預設">
        <draw:custom-shape draw:style-name="gr2" draw:text-style-name="P3" draw:layer="layout" svg:width="6.9cm" svg:height="1cm" svg:x="0.005cm" svg:y="0.005cm">
          <text:p text:style-name="P3"><text:span text:style-name="T2">Events </text:span><text:span text:style-name="T2">機制修改</text:span></text:p>
          <draw:enhanced-geometry svg:viewBox="0 0 21600 21600" draw:text-areas="0 0 21600 21600" draw:type="pentagon-right" draw:modifiers="20121.42033072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8.8cm" svg:height="3cm" svg:x="3cm" svg:y="2.6cm">
          <text:p text:style-name="P5">為了對物件最小的影響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8" draw:id="id18" draw:layer="layout" svg:width="2.406cm" svg:height="2.406cm" svg:x="2.1cm" svg:y="7.9cm">
          <text:p text:style-name="P5">proto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7" draw:id="id17" draw:layer="layout" svg:width="2.406cm" svg:height="2.406cm" svg:x="2.113cm" svg:y="13.9cm">
          <text:p text:style-name="P5">操作物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3.316cm" svg:y1="13.9cm" svg:x2="3.303cm" svg:y2="10.306cm" draw:start-shape="id17" draw:start-glue-point="4" draw:end-shape="id18" draw:end-glue-point="8" svg:d="M3316 13900l-13-3594">
          <text:p/>
        </draw:connector>
        <draw:custom-shape draw:style-name="gr15" draw:text-style-name="P5" xml:id="id22" draw:id="id22" draw:layer="layout" svg:width="2.406cm" svg:height="2.406cm" svg:x="14.194cm" svg:y="7.9cm">
          <text:p text:style-name="P5">proto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3" draw:id="id23" draw:layer="layout" svg:width="2.406cm" svg:height="2.406cm" svg:x="14.194cm" svg:y="12.494cm">
          <text:p text:style-name="P5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20" draw:id="id20" draw:layer="layout" svg:width="2.406cm" svg:height="2.406cm" svg:x="14.194cm" svg:y="17.4cm">
          <text:p text:style-name="P5">操作物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21" draw:id="id21" draw:layer="layout" svg:width="4.2cm" svg:height="1.9cm" svg:x="7.6cm" svg:y="7.7cm">
          <text:p text:style-name="P5">功能函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9" draw:id="id19" draw:layer="layout" svg:width="4.2cm" svg:height="1.9cm" svg:x="7.2cm" svg:y="17.6cm">
          <text:p text:style-name="P5">私有屬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draw:type="lines" svg:x1="4.519cm" svg:y1="15.103cm" svg:x2="7.2cm" svg:y2="18.55cm" draw:start-shape="id17" draw:start-glue-point="10" draw:end-shape="id19" draw:end-glue-point="3" svg:d="M4519 15103h558l1622 3447h501">
          <text:p/>
        </draw:connector>
        <draw:connector draw:style-name="gr16" draw:text-style-name="P5" draw:layer="layout" draw:type="lines" svg:x1="14.194cm" svg:y1="18.603cm" svg:x2="11.4cm" svg:y2="18.55cm" draw:start-shape="id20" draw:start-glue-point="6" draw:end-shape="id19" draw:end-glue-point="1" svg:d="M14194 18603h-562l-1730-53h-502">
          <text:p/>
        </draw:connector>
        <draw:connector draw:style-name="gr16" draw:text-style-name="P5" draw:layer="layout" draw:type="lines" svg:x1="4.506cm" svg:y1="9.103cm" svg:x2="7.6cm" svg:y2="8.65cm" draw:start-shape="id18" draw:start-glue-point="10" draw:end-shape="id21" svg:d="M4506 9103h599l1994-453h501">
          <text:p/>
        </draw:connector>
        <draw:connector draw:style-name="gr16" draw:text-style-name="P5" draw:layer="layout" draw:type="lines" svg:x1="14.194cm" svg:y1="9.103cm" svg:x2="11.8cm" svg:y2="8.65cm" draw:start-shape="id22" draw:start-glue-point="6" draw:end-shape="id21" draw:end-glue-point="1" svg:d="M14194 9103h-573l-1319-453h-502">
          <text:p/>
        </draw:connector>
        <draw:custom-shape draw:style-name="gr17" draw:text-style-name="P13" xml:id="id24" draw:id="id24" draw:layer="layout" svg:width="4.2cm" svg:height="1.9cm" svg:x="7.4cm" svg:y="10.9cm">
          <text:p text:style-name="P13"><text:span text:style-name="T5">Event</text:span></text:p>
          <text:p text:style-name="P13"><text:span text:style-name="T5">功能函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xml:id="id25" draw:id="id25" draw:layer="layout" svg:width="4.2cm" svg:height="2.8cm" svg:x="7.4cm" svg:y="13.4cm">
          <text:p text:style-name="P14"><text:span text:style-name="T5">Event</text:span><text:span text:style-name="T5">屬性</text:span></text:p>
          <text:p text:style-name="P14"><text:span text:style-name="T5">用物件形式存在</text:span></text:p>
          <text:p text:style-name="P14"><text:span text:style-name="T5">避免被覆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5.397cm" svg:y1="17.4cm" svg:x2="15.397cm" svg:y2="14.9cm" draw:start-shape="id20" draw:start-glue-point="4" draw:end-shape="id23" draw:end-glue-point="8" svg:d="M15397 17400v-2500">
          <text:p/>
        </draw:connector>
        <draw:connector draw:style-name="gr7" draw:text-style-name="P5" draw:layer="layout" draw:type="line" svg:x1="15.397cm" svg:y1="12.494cm" svg:x2="15.397cm" svg:y2="10.306cm" draw:start-shape="id23" draw:start-glue-point="4" draw:end-shape="id22" draw:end-glue-point="8" svg:d="M15397 12494v-2188">
          <text:p/>
        </draw:connector>
        <draw:connector draw:style-name="gr7" draw:text-style-name="P5" draw:layer="layout" draw:type="lines" svg:x1="11.6cm" svg:y1="11.85cm" svg:x2="14.194cm" svg:y2="13.697cm" draw:start-shape="id24" draw:start-glue-point="1" draw:end-shape="id23" draw:end-glue-point="6" svg:d="M11600 11850h502l1591 1847h501">
          <text:p/>
        </draw:connector>
        <draw:connector draw:style-name="gr7" draw:text-style-name="P5" draw:layer="layout" draw:type="lines" svg:x1="11.6cm" svg:y1="14.8cm" svg:x2="14.194cm" svg:y2="13.697cm" draw:start-shape="id25" draw:start-glue-point="1" draw:end-shape="id23" draw:end-glue-point="6" svg:d="M11600 14800h502l1591-1103h501">
          <text:p/>
        </draw:connector>
      </draw:page>
      <draw:page draw:name="page4" draw:style-name="dp1" draw:master-page-name="預設">
        <draw:custom-shape draw:style-name="gr3" draw:text-style-name="P4" draw:layer="layout" svg:width="4.9cm" svg:height="1cm" svg:x="0.501cm" svg:y="3.182cm">
          <text:p text:style-name="P4"><text:span text:style-name="T3">listenTo</text:span></text:p>
          <draw:enhanced-geometry svg:viewBox="0 0 21600 21600" draw:glue-points="10800 0 0 10800 10800 21600 21600 10800" draw:text-areas="?f3 ?f3 ?f4 ?f4" draw:type="hexagon" draw:modifiers="2847.092430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26" draw:id="id26" draw:layer="layout" svg:width="1.4cm" svg:height="1.4cm" svg:x="2.201cm" svg:y="6.383cm">
          <text:p text:style-name="P4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7" draw:id="id27" draw:layer="layout" svg:width="1.4cm" svg:height="1.4cm" svg:x="10.601cm" svg:y="6.383cm">
          <text:p text:style-name="P4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3.601cm" svg:y1="7.083cm" svg:x2="10.601cm" svg:y2="7.083cm" draw:start-shape="id26" draw:start-glue-point="10" draw:end-shape="id27" draw:end-glue-point="6" svg:d="M3601 7083h7000">
          <text:p text:style-name="P5"/>
          <text:p text:style-name="P5"/>
          <text:p text:style-name="P5">A 監聽 B</text:p>
          <text:p text:style-name="P5"><text:span text:style-name="T4">A.listenTo(B, 'change,fun)</text:span></text:p>
        </draw:connector>
        <draw:custom-shape draw:style-name="gr14" draw:text-style-name="P5" xml:id="id28" draw:id="id28" draw:layer="layout" svg:width="3.3cm" svg:height="1.4cm" svg:x="10cm" svg:y="10cm">
          <text:p text:style-name="P5">event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9" draw:id="id29" draw:layer="layout" svg:width="3.3cm" svg:height="1.4cm" svg:x="1.1cm" svg:y="10cm">
          <text:p text:style-name="P5">event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11.65cm" svg:y1="10cm" svg:x2="11.301cm" svg:y2="7.783cm" draw:start-shape="id28" draw:start-glue-point="0" draw:end-shape="id27" draw:end-glue-point="8" svg:d="M11650 10000c0-1663-349-555-349-2217">
          <text:p/>
        </draw:connector>
        <draw:connector draw:style-name="gr7" draw:text-style-name="P5" draw:layer="layout" draw:type="curve" svg:x1="2.75cm" svg:y1="10cm" svg:x2="2.901cm" svg:y2="7.783cm" draw:start-shape="id29" draw:start-glue-point="0" draw:end-shape="id26" draw:end-glue-point="8" svg:d="M2750 10000c0-1663 151-555 151-2217">
          <text:p/>
        </draw:connector>
        <draw:custom-shape draw:style-name="gr2" draw:text-style-name="P5" xml:id="id30" draw:id="id30" draw:layer="layout" svg:width="4.2cm" svg:height="1.1cm" svg:x="4.6cm" svg:y="13.1cm">
          <text:p text:style-name="P5">Id:number</text:p>
          <draw:enhanced-geometry svg:viewBox="0 0 21600 21600" draw:type="rectangle" draw:enhanced-path="M 0 0 L 21600 0 21600 21600 0 21600 0 0 Z N"/>
        </draw:custom-shape>
        <draw:custom-shape draw:style-name="gr2" draw:text-style-name="P5" xml:id="id31" draw:id="id31" draw:layer="layout" svg:width="4.2cm" svg:height="1.1cm" svg:x="4.6cm" svg:y="15.4cm">
          <text:p text:style-name="P5">Events:[]</text:p>
          <draw:enhanced-geometry svg:viewBox="0 0 21600 21600" draw:type="rectangle" draw:enhanced-path="M 0 0 L 21600 0 21600 21600 0 21600 0 0 Z N"/>
        </draw:custom-shape>
        <draw:custom-shape draw:style-name="gr2" draw:text-style-name="P5" xml:id="id33" draw:id="id33" draw:layer="layout" svg:width="4.2cm" svg:height="1.1cm" svg:x="7.8cm" svg:y="20.6cm">
          <text:p text:style-name="P5">Listeners:{}</text:p>
          <draw:enhanced-geometry svg:viewBox="0 0 21600 21600" draw:type="rectangle" draw:enhanced-path="M 0 0 L 21600 0 21600 21600 0 21600 0 0 Z N"/>
        </draw:custom-shape>
        <draw:custom-shape draw:style-name="gr2" draw:text-style-name="P5" xml:id="id34" draw:id="id34" draw:layer="layout" svg:width="4.2cm" svg:height="1.1cm" svg:x="7.8cm" svg:y="23.2cm">
          <text:p text:style-name="P5">ListeningTo:{}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2" draw:id="id32" draw:layer="layout" svg:width="4.2cm" svg:height="1.1cm" svg:x="4.6cm" svg:y="17.9cm">
          <text:p text:style-name="P13"><text:span text:style-name="T5">不同物件間的連結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2.75cm" svg:y1="11.4cm" svg:x2="4.6cm" svg:y2="13.65cm" draw:start-shape="id29" draw:start-glue-point="2" draw:end-shape="id30" draw:end-glue-point="3" svg:d="M2750 11400v2250h1850">
          <text:p/>
        </draw:connector>
        <draw:connector draw:style-name="gr7" draw:text-style-name="P5" draw:layer="layout" svg:x1="2.75cm" svg:y1="11.4cm" svg:x2="4.6cm" svg:y2="15.95cm" draw:start-shape="id29" draw:start-glue-point="2" draw:end-shape="id31" draw:end-glue-point="3" svg:d="M2750 11400v4550h1850">
          <text:p/>
        </draw:connector>
        <draw:connector draw:style-name="gr7" draw:text-style-name="P5" draw:layer="layout" svg:x1="2.75cm" svg:y1="11.4cm" svg:x2="4.6cm" svg:y2="18.45cm" draw:start-shape="id29" draw:start-glue-point="2" draw:end-shape="id32" draw:end-glue-point="3" svg:d="M2750 11400v7050h1850">
          <text:p/>
        </draw:connector>
        <draw:connector draw:style-name="gr7" draw:text-style-name="P5" draw:layer="layout" svg:x1="6.7cm" svg:y1="19cm" svg:x2="7.8cm" svg:y2="21.15cm" draw:start-shape="id32" draw:start-glue-point="2" draw:end-shape="id33" draw:end-glue-point="3" svg:d="M6700 19000v2150h1100">
          <text:p/>
        </draw:connector>
        <draw:connector draw:style-name="gr7" draw:text-style-name="P5" draw:layer="layout" svg:x1="6.7cm" svg:y1="19cm" svg:x2="7.8cm" svg:y2="23.75cm" draw:start-shape="id32" draw:start-glue-point="2" draw:end-shape="id34" draw:end-glue-point="3" svg:d="M6700 19000v4750h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8T21:32:55.72</meta:creation-date>
    <dc:date>2018-09-30T12:25:46.50</dc:date>
    <meta:editing-duration>P1DT14H52M50S</meta:editing-duration>
    <meta:editing-cycles>4</meta:editing-cycles>
    <meta:generator>OpenOffice/4.1.5$Win32 OpenOffice.org_project/415m1$Build-9789</meta:generator>
    <meta:document-statistic meta:object-count="71"/>
  </office:meta>
</office:document-meta>
</file>